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Roboto" svg:font-family="Roboto, Helvetica, Arial, sans-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ubtitle">
      <style:text-properties officeooo:rsid="000294fc" officeooo:paragraph-rsid="000294fc"/>
    </style:style>
    <style:style style:name="P2" style:family="paragraph" style:parent-style-name="Text_20_body" style:list-style-name="L1">
      <style:text-properties officeooo:rsid="000294fc" officeooo:paragraph-rsid="000294fc"/>
    </style:style>
    <style:style style:name="P3" style:family="paragraph" style:parent-style-name="Text_20_body" style:list-style-name="L2">
      <style:text-properties officeooo:rsid="000294fc" officeooo:paragraph-rsid="000294fc"/>
    </style:style>
    <style:style style:name="P4" style:family="paragraph" style:parent-style-name="Title">
      <style:text-properties officeooo:rsid="000294fc" officeooo:paragraph-rsid="000294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alisi firma</text:p>
      <text:list xml:id="list4135066189" text:style-name="L1">
        <text:list-item>
          <text:p text:style-name="P2">Data firma: 04/03/2021</text:p>
        </text:list-item>
        <text:list-item>
          <text:p text:style-name="P2">Ora firma: 16:27:10</text:p>
        </text:list-item>
        <text:list-item>
          <text:p text:style-name="P2">Algoritmo di firma: RSA con PKCS#1 v.1.5</text:p>
        </text:list-item>
        <text:list-item>
          <text:p text:style-name="P2">Lunghezza chiave pubblica: RSA 2048 bit</text:p>
        </text:list-item>
        <text:list-item>
          <text:p text:style-name="P2">Inizio validità certificato: 02/12/2020 12:57:00</text:p>
        </text:list-item>
        <text:list-item>
          <text:p text:style-name="P2">Fine validità certificato: 02/12/2021 00:00:00</text:p>
        </text:list-item>
        <text:list-item>
          <text:p text:style-name="P2">Numero di serie del certificato: TINIT-FRSCMN61L63A163R</text:p>
        </text:list-item>
        <text:list-item>
          <text:p text:style-name="P2">Intestatario del certificato: dnQualifier=AUFC2020120295736669</text:p>
        </text:list-item>
        <text:list-item>
          <text:p text:style-name="P2">Serial number associato all'intestatario del certificato: 20 0F EE C0 18 AF B5 E1</text:p>
        </text:list-item>
        <text:list-item>
          <text:p text:style-name="P2">Nome della CA che ha emesso il certificato: NAMIRIAL CA FIRMA QUALIFICATA</text:p>
        </text:list-item>
      </text:list>
      <text:p text:style-name="P1">Relativamente al certificato della CA</text:p>
      <text:list xml:id="list2517985655" text:style-name="L2">
        <text:list-item>
          <text:p text:style-name="P3">Inizio validità certificato: 24/11/2010 16:01:29</text:p>
        </text:list-item>
        <text:list-item>
          <text:p text:style-name="P3">Fine validità certificato: 24/11/2030 16:01:29</text:p>
        </text:list-item>
        <text:list-item>
          <text:p text:style-name="P3">Intestatario: Namirial CA Firma Qualificata</text:p>
        </text:list-item>
        <text:list-item>
          <text:p text:style-name="P3">Nome della CA che ha emesso il certificato: Namirial CA Firma Qualificat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Roboto" svg:font-family="Roboto, Helvetica, Arial, sans-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77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8:50:30.139038586</meta:creation-date>
    <meta:generator>LibreOffice/7.1.1.2$MacOSX_X86_64 LibreOffice_project/fe0b08f4af1bacafe4c7ecc87ce55bb426164676</meta:generator>
    <dc:date>2021-03-15T09:01:48.648876992</dc:date>
    <meta:editing-duration>PT11M19S</meta:editing-duration>
    <meta:editing-cycles>1</meta:editing-cycles>
    <meta:document-statistic meta:table-count="0" meta:image-count="0" meta:object-count="0" meta:page-count="1" meta:paragraph-count="16" meta:word-count="113" meta:character-count="759" meta:non-whitespace-character-count="676"/>
  </office:meta>
</office:document-meta>
</file>